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list-style-name="LFO1" style:family="paragraph"/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Normal" style:list-style-name="LFO1" style:family="paragraph"/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Normal" style:list-style-name="LFO1" style:family="paragraph"/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Normal" style:list-style-name="LFO1" style:family="paragraph"/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Normal" style:list-style-name="LFO1" style:family="paragraph"/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Normal" style:list-style-name="LFO1" style:family="paragraph"/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Normal" style:list-style-name="LFO1" style:family="paragraph"/>
    <style:style style:name="T17" style:parent-style-name="DefaultParagraphFont" style:family="text">
      <style:text-properties fo:font-weight="bold" style:font-weight-asian="bold" style:font-weight-complex="bold"/>
    </style:style>
    <style:style style:name="P18" style:parent-style-name="Normal" style:list-style-name="LFO1" style:family="paragraph"/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Normal" style:list-style-name="LFO1" style:family="paragraph"/>
    <style:style style:name="T21" style:parent-style-name="DefaultParagraphFont" style:family="text">
      <style:text-properties fo:font-weight="bold" style:font-weight-asian="bold" style:font-weight-complex="bold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Normal" style:list-style-name="LFO2" style:family="paragraph"/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Normal" style:list-style-name="LFO2" style:family="paragraph"/>
    <style:style style:name="T27" style:parent-style-name="DefaultParagraphFont" style:family="text">
      <style:text-properties fo:font-weight="bold" style:font-weight-asian="bold" style:font-weight-complex="bold"/>
    </style:style>
    <style:style style:name="P28" style:parent-style-name="Normal" style:list-style-name="LFO2" style:family="paragraph"/>
    <style:style style:name="T29" style:parent-style-name="DefaultParagraphFont" style:family="text">
      <style:text-properties fo:font-weight="bold" style:font-weight-asian="bold" style:font-weight-complex="bold"/>
    </style:style>
    <style:style style:name="P30" style:parent-style-name="Normal" style:list-style-name="LFO2" style:family="paragraph"/>
    <style:style style:name="T31" style:parent-style-name="DefaultParagraphFont" style:family="text">
      <style:text-properties fo:font-weight="bold" style:font-weight-asian="bold" style:font-weight-complex="bold"/>
    </style:style>
    <style:style style:name="P32" style:parent-style-name="Normal" style:list-style-name="LFO2" style:family="paragraph"/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Normal" style:family="paragraph">
      <style:text-properties fo:font-weight="bold" style:font-weight-asian="bold" style:font-weight-complex="bold"/>
    </style:style>
    <style:style style:name="P35" style:parent-style-name="Normal" style:list-style-name="LFO3" style:family="paragraph"/>
    <style:style style:name="T36" style:parent-style-name="DefaultParagraphFont" style:family="text">
      <style:text-properties fo:font-weight="bold" style:font-weight-asian="bold" style:font-weight-complex="bold"/>
    </style:style>
    <style:style style:name="P37" style:parent-style-name="Normal" style:list-style-name="LFO3" style:family="paragraph"/>
    <style:style style:name="T38" style:parent-style-name="DefaultParagraphFont" style:family="text">
      <style:text-properties fo:font-weight="bold" style:font-weight-asian="bold" style:font-weight-complex="bold"/>
    </style:style>
    <style:style style:name="P39" style:parent-style-name="Normal" style:list-style-name="LFO3" style:family="paragraph"/>
    <style:style style:name="T40" style:parent-style-name="DefaultParagraphFont" style:family="text">
      <style:text-properties fo:font-weight="bold" style:font-weight-asian="bold" style:font-weight-complex="bold"/>
    </style:style>
    <style:style style:name="P41" style:parent-style-name="Normal" style:list-style-name="LFO3" style:family="paragraph"/>
    <style:style style:name="T42" style:parent-style-name="DefaultParagraphFont" style:family="text">
      <style:text-properties fo:font-weight="bold" style:font-weight-asian="bold" style:font-weight-complex="bold"/>
    </style:style>
    <style:style style:name="P43" style:parent-style-name="Normal" style:list-style-name="LFO3" style:family="paragraph"/>
    <style:style style:name="T44" style:parent-style-name="DefaultParagraphFont" style:family="text">
      <style:text-properties fo:font-weight="bold" style:font-weight-asian="bold" style:font-weight-complex="bold"/>
    </style:style>
    <style:style style:name="P45" style:parent-style-name="Normal" style:family="paragraph">
      <style:text-properties fo:font-weight="bold" style:font-weight-asian="bold" style:font-weight-complex="bold"/>
    </style:style>
    <style:style style:name="P46" style:parent-style-name="Normal" style:family="paragraph">
      <style:text-properties fo:font-weight="bold" style:font-weight-asian="bold" style:font-weight-complex="bold"/>
    </style:style>
    <style:style style:name="P47" style:parent-style-name="Normal" style:list-style-name="LFO4" style:family="paragraph"/>
    <style:style style:name="T48" style:parent-style-name="DefaultParagraphFont" style:family="text">
      <style:text-properties fo:font-weight="bold" style:font-weight-asian="bold" style:font-weight-complex="bold"/>
    </style:style>
    <style:style style:name="P49" style:parent-style-name="Normal" style:list-style-name="LFO4" style:family="paragraph"/>
    <style:style style:name="T50" style:parent-style-name="DefaultParagraphFont" style:family="text">
      <style:text-properties fo:font-weight="bold" style:font-weight-asian="bold" style:font-weight-complex="bold"/>
    </style:style>
    <style:style style:name="P51" style:parent-style-name="Normal" style:list-style-name="LFO4" style:family="paragraph"/>
    <style:style style:name="T52" style:parent-style-name="DefaultParagraphFont" style:family="text">
      <style:text-properties fo:font-weight="bold" style:font-weight-asian="bold" style:font-weight-complex="bold"/>
    </style:style>
    <style:style style:name="T53" style:parent-style-name="DefaultParagraphFont" style:family="text">
      <style:text-properties fo:font-weight="bold" style:font-weight-asian="bold" style:font-weight-complex="bold"/>
    </style:style>
    <style:style style:name="P54" style:parent-style-name="Normal" style:list-style-name="LFO4" style:family="paragraph"/>
    <style:style style:name="T55" style:parent-style-name="DefaultParagraphFont" style:family="text">
      <style:text-properties fo:font-weight="bold" style:font-weight-asian="bold" style:font-weight-complex="bold"/>
    </style:style>
    <style:style style:name="T56" style:parent-style-name="DefaultParagraphFont" style:family="text">
      <style:text-properties fo:font-weight="bold" style:font-weight-asian="bold" style:font-weight-complex="bold"/>
    </style:style>
    <style:style style:name="P57" style:parent-style-name="Normal" style:list-style-name="LFO4" style:family="paragraph"/>
    <style:style style:name="T58" style:parent-style-name="DefaultParagraphFont" style:family="text">
      <style:text-properties fo:font-weight="bold" style:font-weight-asian="bold" style:font-weight-complex="bold"/>
    </style:style>
    <style:style style:name="T59" style:parent-style-name="DefaultParagraphFont" style:family="text">
      <style:text-properties fo:font-weight="bold" style:font-weight-asian="bold" style:font-weight-complex="bold"/>
    </style:style>
    <style:style style:name="P60" style:parent-style-name="Normal" style:list-style-name="LFO4" style:family="paragraph"/>
    <style:style style:name="T61" style:parent-style-name="DefaultParagraphFont" style:family="text">
      <style:text-properties fo:font-weight="bold" style:font-weight-asian="bold" style:font-weight-complex="bold"/>
    </style:style>
    <style:style style:name="P62" style:parent-style-name="Normal" style:list-style-name="LFO4" style:family="paragraph"/>
    <style:style style:name="T63" style:parent-style-name="DefaultParagraphFont" style:family="text">
      <style:text-properties fo:font-weight="bold" style:font-weight-asian="bold" style:font-weight-complex="bold"/>
    </style:style>
    <style:style style:name="P64" style:parent-style-name="Normal" style:family="paragraph">
      <style:text-properties fo:font-weight="bold" style:font-weight-asian="bold" style:font-weight-complex="bold"/>
    </style:style>
    <style:style style:name="P65" style:parent-style-name="Normal" style:list-style-name="LFO5" style:family="paragraph"/>
    <style:style style:name="T66" style:parent-style-name="DefaultParagraphFont" style:family="text">
      <style:text-properties fo:font-weight="bold" style:font-weight-asian="bold" style:font-weight-complex="bold"/>
    </style:style>
    <style:style style:name="P67" style:parent-style-name="Normal" style:list-style-name="LFO5" style:family="paragraph"/>
    <style:style style:name="T68" style:parent-style-name="DefaultParagraphFont" style:family="text">
      <style:text-properties fo:font-weight="bold" style:font-weight-asian="bold" style:font-weight-complex="bold"/>
    </style:style>
    <style:style style:name="P69" style:parent-style-name="Normal" style:list-style-name="LFO5" style:family="paragraph"/>
    <style:style style:name="T70" style:parent-style-name="DefaultParagraphFont" style:family="text">
      <style:text-properties fo:font-weight="bold" style:font-weight-asian="bold" style:font-weight-complex="bold"/>
    </style:style>
    <style:style style:name="P71" style:parent-style-name="Normal" style:list-style-name="LFO5" style:family="paragraph"/>
    <style:style style:name="T72" style:parent-style-name="DefaultParagraphFont" style:family="text">
      <style:text-properties fo:font-weight="bold" style:font-weight-asian="bold" style:font-weight-complex="bold"/>
    </style:style>
    <style:style style:name="T73" style:parent-style-name="DefaultParagraphFont" style:family="text">
      <style:text-properties fo:font-weight="bold" style:font-weight-asian="bold" style:font-weight-complex="bold"/>
    </style:style>
    <style:style style:name="P74" style:parent-style-name="Normal" style:list-style-name="LFO5" style:family="paragraph"/>
    <style:style style:name="T75" style:parent-style-name="DefaultParagraphFont" style:family="text">
      <style:text-properties fo:font-weight="bold" style:font-weight-asian="bold" style:font-weight-complex="bold"/>
    </style:style>
    <style:style style:name="T76" style:parent-style-name="DefaultParagraphFont" style:family="text">
      <style:text-properties fo:font-weight="bold" style:font-weight-asian="bold" style:font-weight-complex="bold"/>
    </style:style>
    <style:style style:name="P77" style:parent-style-name="Normal" style:list-style-name="LFO5" style:family="paragraph"/>
    <style:style style:name="T78" style:parent-style-name="DefaultParagraphFont" style:family="text">
      <style:text-properties fo:font-weight="bold" style:font-weight-asian="bold" style:font-weight-complex="bold"/>
    </style:style>
    <style:style style:name="T79" style:parent-style-name="DefaultParagraphFont" style:family="text">
      <style:text-properties fo:font-weight="bold" style:font-weight-asian="bold" style:font-weight-complex="bold"/>
    </style:style>
    <style:style style:name="P80" style:parent-style-name="Normal" style:list-style-name="LFO5" style:family="paragraph"/>
    <style:style style:name="T81" style:parent-style-name="DefaultParagraphFont" style:family="text">
      <style:text-properties fo:font-weight="bold" style:font-weight-asian="bold" style:font-weight-complex="bold"/>
    </style:style>
    <style:style style:name="T82" style:parent-style-name="DefaultParagraphFont" style:family="text">
      <style:text-properties fo:font-weight="bold" style:font-weight-asian="bold" style:font-weight-complex="bold"/>
    </style:style>
    <style:style style:name="P83" style:parent-style-name="Normal" style:list-style-name="LFO5" style:family="paragraph"/>
    <style:style style:name="T84" style:parent-style-name="DefaultParagraphFont" style:family="text">
      <style:text-properties fo:font-weight="bold" style:font-weight-asian="bold" style:font-weight-complex="bold"/>
    </style:style>
    <style:style style:name="P85" style:parent-style-name="Normal" style:list-style-name="LFO5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86" style:parent-style-name="DefaultParagraphFont" style:family="text">
      <style:text-properties fo:font-weight="bold" style:font-weight-asian="bold" style:font-weight-complex="bold"/>
    </style:style>
    <style:style style:name="P87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9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6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0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7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1" style:parent-style-name="Normal" style:family="paragraph">
      <style:text-properties fo:font-weight="bold" style:font-weight-asian="bold" style:font-weight-complex="bold"/>
    </style:style>
    <style:style style:name="P242" style:parent-style-name="Normal" style:list-style-name="LFO6" style:family="paragraph"/>
    <style:style style:name="T243" style:parent-style-name="DefaultParagraphFont" style:family="text">
      <style:text-properties fo:font-weight="bold" style:font-weight-asian="bold" style:font-weight-complex="bold"/>
    </style:style>
    <style:style style:name="P244" style:parent-style-name="Normal" style:list-style-name="LFO6" style:family="paragraph"/>
    <style:style style:name="T245" style:parent-style-name="DefaultParagraphFont" style:family="text">
      <style:text-properties fo:font-weight="bold" style:font-weight-asian="bold" style:font-weight-complex="bold"/>
    </style:style>
    <style:style style:name="P246" style:parent-style-name="Normal" style:list-style-name="LFO6" style:family="paragraph"/>
    <style:style style:name="T247" style:parent-style-name="DefaultParagraphFont" style:family="text">
      <style:text-properties fo:font-weight="bold" style:font-weight-asian="bold" style:font-weight-complex="bold"/>
    </style:style>
    <style:style style:name="P248" style:parent-style-name="Normal" style:list-style-name="LFO6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249" style:parent-style-name="DefaultParagraphFont" style:family="text">
      <style:text-properties fo:font-weight="bold" style:font-weight-asian="bold" style:font-weight-complex="bold"/>
    </style:style>
    <style:style style:name="P2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5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6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5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5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1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5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6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3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6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6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7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7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7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7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8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8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8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3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9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9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9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4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1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1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1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1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20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4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2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26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4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2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3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3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4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4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4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4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4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4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4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5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6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4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64" style:parent-style-name="Normal" style:family="paragraph">
      <style:text-properties fo:font-weight="bold" style:font-weight-asian="bold" style:font-weight-complex="bold"/>
    </style:style>
    <style:style style:name="P465" style:parent-style-name="Normal" style:list-style-name="LFO7" style:family="paragraph"/>
    <style:style style:name="T466" style:parent-style-name="DefaultParagraphFont" style:family="text">
      <style:text-properties fo:font-weight="bold" style:font-weight-asian="bold" style:font-weight-complex="bold"/>
    </style:style>
    <style:style style:name="P467" style:parent-style-name="Normal" style:list-style-name="LFO7" style:family="paragraph"/>
    <style:style style:name="T468" style:parent-style-name="DefaultParagraphFont" style:family="text">
      <style:text-properties fo:font-weight="bold" style:font-weight-asian="bold" style:font-weight-complex="bold"/>
    </style:style>
    <style:style style:name="P469" style:parent-style-name="Normal" style:list-style-name="LFO7" style:family="paragraph"/>
    <style:style style:name="T470" style:parent-style-name="DefaultParagraphFont" style:family="text">
      <style:text-properties fo:font-weight="bold" style:font-weight-asian="bold" style:font-weight-complex="bold"/>
    </style:style>
    <style:style style:name="P47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7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4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7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7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8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4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9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4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9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9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0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0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0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0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1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1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1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1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2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2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5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3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3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3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3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3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3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4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4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4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4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</office:automatic-styles>
  <office:body>
    <office:text text:use-soft-page-breaks="true">
      <text:p text:style-name="P1">1<text:line-break/>A) Briefly disclose problem solving techniques in c programming.</text:p>
      <text:p text:style-name="Normal">B) Write an algorithm and draw a flowchart that will read the two sides of a rectangle and calculate its area.</text:p>
      <text:p text:style-name="P2">C) Write an algorithm and draw a flowchart that finds the largest of three numbers.</text:p>
      <text:p text:style-name="P3">A) Problem Solving Techniques in C Programming</text:p>
      <text:list text:style-name="LFO1" text:continue-numbering="true">
        <text:list-item>
          <text:p text:style-name="P4"><text:span text:style-name="T5">Understand the Problem:</text:span><text:s/>Break down the problem to understand the requirements and constraints. Determine inputs, outputs, and expected behavior.</text:p>
        </text:list-item>
        <text:list-item>
          <text:p text:style-name="P6"><text:span text:style-name="T7">Plan the Solution:</text:span></text:p>
          <text:list text:continue-numbering="true">
            <text:list-item>
              <text:p text:style-name="P8"><text:span text:style-name="T9">Algorithm Design:</text:span><text:s/>Create a step-by-step plan (algorithm) that outlines the process needed to solve the problem.</text:p>
            </text:list-item>
            <text:list-item>
              <text:p text:style-name="P10"><text:span text:style-name="T11">Pseudocode:</text:span><text:s/>Write the steps in pseudocode to focus on logic without worrying about syntax.</text:p>
            </text:list-item>
          </text:list>
        </text:list-item>
        <text:list-item>
          <text:p text:style-name="P12"><text:span text:style-name="T13">Write the Code:</text:span><text:s/>Convert the algorithm into C code. Pay attention to syntax, data types, and logical structure.</text:p>
        </text:list-item>
        <text:list-item>
          <text:p text:style-name="P14"><text:span text:style-name="T15">Debugging:</text:span><text:s/>Run the code to test for errors. Use debugging tools or insert print statements to track the program's execution.</text:p>
        </text:list-item>
        <text:list-item>
          <text:p text:style-name="P16"><text:span text:style-name="T17">Optimization:</text:span><text:s/>Refactor the code to improve efficiency or readability.</text:p>
        </text:list-item>
        <text:list-item>
          <text:p text:style-name="P18"><text:span text:style-name="T19">Testing:</text:span><text:s/>Test the program with various inputs to ensure it handles all edge cases and behaves as expected.</text:p>
        </text:list-item>
        <text:list-item>
          <text:p text:style-name="P20"><text:span text:style-name="T21">Documentation:</text:span><text:s/>Comment on the code to explain complex sections and logic. This aids in future maintenance.</text:p>
        </text:list-item>
      </text:list>
      <text:p text:style-name="P22">B) Algorithm and Flowchart to Calculate the Area of a Rectangle</text:p>
      <text:p text:style-name="P23">Algorithm:</text:p>
      <text:list text:style-name="LFO2" text:continue-numbering="true">
        <text:list-item>
          <text:p text:style-name="P24"><text:span text:style-name="T25">Start</text:span></text:p>
        </text:list-item>
        <text:list-item>
          <text:p text:style-name="P26"><text:span text:style-name="T27">Input</text:span><text:s/>the length and width of the rectangle (L, W).</text:p>
        </text:list-item>
        <text:list-item>
          <text:p text:style-name="P28"><text:span text:style-name="T29">Calculate</text:span><text:s/>the area using the formula: Area = L × W.</text:p>
        </text:list-item>
        <text:list-item>
          <text:p text:style-name="P30"><text:span text:style-name="T31">Output</text:span><text:s/>the calculated area.</text:p>
        </text:list-item>
        <text:list-item>
          <text:p text:style-name="P32"><text:span text:style-name="T33">End</text:span></text:p>
        </text:list-item>
      </text:list>
      <text:soft-page-break/>
      <text:p text:style-name="P34">Flowchart:</text:p>
      <text:list text:style-name="LFO3" text:continue-numbering="true">
        <text:list-item>
          <text:p text:style-name="P35"><text:span text:style-name="T36">Start</text:span><text:s/>(Oval)</text:p>
        </text:list-item>
        <text:list-item>
          <text:p text:style-name="P37"><text:span text:style-name="T38">Input Length and Width</text:span><text:s/>(Parallelogram)</text:p>
        </text:list-item>
        <text:list-item>
          <text:p text:style-name="P39"><text:span text:style-name="T40">Calculate Area = L × W</text:span><text:s/>(Rectangle)</text:p>
        </text:list-item>
        <text:list-item>
          <text:p text:style-name="P41"><text:span text:style-name="T42">Output Area</text:span><text:s/>(Parallelogram)</text:p>
        </text:list-item>
        <text:list-item>
          <text:p text:style-name="P43"><text:span text:style-name="T44">End</text:span><text:s/>(Oval)</text:p>
        </text:list-item>
      </text:list>
      <text:p text:style-name="P45">C) Algorithm and Flowchart to Find the Largest of Three Numbers</text:p>
      <text:p text:style-name="P46">Algorithm:</text:p>
      <text:list text:style-name="LFO4" text:continue-numbering="true">
        <text:list-item>
          <text:p text:style-name="P47"><text:span text:style-name="T48">Start</text:span></text:p>
        </text:list-item>
        <text:list-item>
          <text:p text:style-name="P49"><text:span text:style-name="T50">Input</text:span><text:s/>the three numbers (A, B, C).</text:p>
        </text:list-item>
        <text:list-item>
          <text:p text:style-name="P51"><text:span text:style-name="T52">If</text:span><text:s/>A &gt; B and A &gt; C, then<text:s/><text:span text:style-name="T53">Largest = A</text:span>.</text:p>
        </text:list-item>
        <text:list-item>
          <text:p text:style-name="P54"><text:span text:style-name="T55">Else If</text:span><text:s/>B &gt; A and B &gt; C, then<text:s/><text:span text:style-name="T56">Largest = B</text:span>.</text:p>
        </text:list-item>
        <text:list-item>
          <text:p text:style-name="P57"><text:span text:style-name="T58">Else</text:span>,<text:s/><text:span text:style-name="T59">Largest = C</text:span>.</text:p>
        </text:list-item>
        <text:list-item>
          <text:p text:style-name="P60"><text:span text:style-name="T61">Output</text:span><text:s/>the largest number.</text:p>
        </text:list-item>
        <text:list-item>
          <text:p text:style-name="P62"><text:span text:style-name="T63">End</text:span></text:p>
        </text:list-item>
      </text:list>
      <text:p text:style-name="P64">Flowchart:</text:p>
      <text:list text:style-name="LFO5" text:continue-numbering="true">
        <text:list-item>
          <text:p text:style-name="P65"><text:span text:style-name="T66">Start</text:span><text:s/>(Oval)</text:p>
        </text:list-item>
        <text:list-item>
          <text:p text:style-name="P67"><text:span text:style-name="T68">Input Three Numbers (A, B, C)</text:span><text:s/>(Parallelogram)</text:p>
        </text:list-item>
        <text:list-item>
          <text:p text:style-name="P69"><text:span text:style-name="T70">Check If A &gt; B and A &gt; C</text:span><text:s/>(Decision Diamond)</text:p>
          <text:list text:continue-numbering="true">
            <text:list-item>
              <text:p text:style-name="P71">If<text:s/><text:span text:style-name="T72">True</text:span>,<text:s/><text:span text:style-name="T73">Largest = A</text:span><text:s/>(Rectangle)</text:p>
            </text:list-item>
            <text:list-item>
              <text:p text:style-name="P74">If<text:s/><text:span text:style-name="T75">False</text:span>,<text:s/><text:span text:style-name="T76">Check If B &gt; A and B &gt; C</text:span><text:s/>(Decision Diamond)</text:p>
              <text:list text:continue-numbering="true">
                <text:list-item>
                  <text:p text:style-name="P77">If<text:s/><text:span text:style-name="T78">True</text:span>,<text:s/><text:span text:style-name="T79">Largest = B</text:span><text:s/>(Rectangle)</text:p>
                </text:list-item>
                <text:list-item>
                  <text:p text:style-name="P80">If<text:s/><text:span text:style-name="T81">False</text:span>,<text:s/><text:span text:style-name="T82">Largest = C</text:span><text:s/>(Rectangle)</text:p>
                </text:list-item>
              </text:list>
            </text:list-item>
          </text:list>
        </text:list-item>
        <text:list-item>
          <text:p text:style-name="P83"><text:span text:style-name="T84">Output Largest</text:span><text:s/>(Parallelogram)</text:p>
        </text:list-item>
        <text:list-item>
          <text:p text:style-name="P85"><text:span text:style-name="T86">End</text:span><text:s/>(Oval)</text:p>
        </text:list-item>
      </text:list>
      <text:p text:style-name="Normal"/>
      <text:p text:style-name="Normal">2</text:p>
      <text:p text:style-name="Normal">A) Write a program in c including all function of array: strcpy, strcat, strlen, strcmp.<text:s/></text:p>
      <text:p text:style-name="P87">B) With help of example elaborate the purpose of the printf(), scanf() function? How is it used within a C program? Compare with the putchar(), getchar()</text:p>
      <text:p text:style-name="Normal">A) C Program Demonstrating Array Functions: strcpy, strcat, strlen, strcmp</text:p>
      <text:p text:style-name="P88"><text:span text:style-name="T89">#include</text:span><text:span text:style-name="T90"><text:s/></text:span><text:span text:style-name="T91">&lt;stdio.h&gt;</text:span></text:p>
      <text:p text:style-name="P92"><text:span text:style-name="T93">#include</text:span><text:span text:style-name="T94"><text:s/></text:span><text:span text:style-name="T95">&lt;string.h&gt;</text:span></text:p>
      <text:p text:style-name="P96"/>
      <text:p text:style-name="P97"><text:span text:style-name="T98">int</text:span><text:span text:style-name="T99"><text:s/></text:span><text:span text:style-name="T100">main</text:span><text:span text:style-name="T101">() {</text:span></text:p>
      <text:p text:style-name="P102"><text:span text:style-name="T103">   <text:s/></text:span><text:span text:style-name="T104">char</text:span><text:span text:style-name="T105"><text:s/></text:span><text:span text:style-name="T106">str1</text:span><text:span text:style-name="T107">[</text:span><text:span text:style-name="T108">50</text:span><text:span text:style-name="T109">],<text:s/></text:span><text:span text:style-name="T110">str2</text:span><text:span text:style-name="T111">[</text:span><text:span text:style-name="T112">50</text:span><text:span text:style-name="T113">],<text:s/></text:span><text:span text:style-name="T114">str3</text:span><text:span text:style-name="T115">[</text:span><text:span text:style-name="T116">50</text:span><text:span text:style-name="T117">];</text:span></text:p>
      <text:p text:style-name="P118"><text:span text:style-name="T119">   <text:s/></text:span><text:span text:style-name="T120">int</text:span><text:span text:style-name="T121"><text:s/>len, cmp;</text:span></text:p>
      <text:p text:style-name="P122"/>
      <text:p text:style-name="P123"><text:span text:style-name="T124">   <text:s/></text:span><text:span text:style-name="T125">// Using strcpy to copy one string to another</text:span></text:p>
      <text:p text:style-name="P126"><text:span text:style-name="T127">   <text:s/></text:span><text:span text:style-name="T128">strcpy</text:span><text:span text:style-name="T129">(str1,<text:s/></text:span><text:span text:style-name="T130">"Hello"</text:span><text:span text:style-name="T131">);</text:span></text:p>
      <text:p text:style-name="P132"><text:span text:style-name="T133">   <text:s/></text:span><text:span text:style-name="T134">printf</text:span><text:span text:style-name="T135">(</text:span><text:span text:style-name="T136">"str1 after strcpy:<text:s/></text:span><text:span text:style-name="T137">%s\n</text:span><text:span text:style-name="T138">"</text:span><text:span text:style-name="T139">, str1);</text:span></text:p>
      <text:p text:style-name="P140"/>
      <text:p text:style-name="P141"><text:span text:style-name="T142">   <text:s/></text:span><text:span text:style-name="T143">// Using strcat to concatenate two strings</text:span></text:p>
      <text:p text:style-name="P144"><text:span text:style-name="T145">   <text:s/></text:span><text:span text:style-name="T146">strcpy</text:span><text:span text:style-name="T147">(str2,<text:s/></text:span><text:span text:style-name="T148">"World"</text:span><text:span text:style-name="T149">);</text:span></text:p>
      <text:p text:style-name="P150"><text:span text:style-name="T151">   <text:s/></text:span><text:span text:style-name="T152">strcat</text:span><text:span text:style-name="T153">(str1,<text:s/></text:span><text:span text:style-name="T154">" "</text:span><text:span text:style-name="T155">);</text:span></text:p>
      <text:p text:style-name="P156"><text:span text:style-name="T157">   <text:s/></text:span><text:span text:style-name="T158">strcat</text:span><text:span text:style-name="T159">(str1, str2);</text:span></text:p>
      <text:p text:style-name="P160"><text:span text:style-name="T161">   <text:s/></text:span><text:span text:style-name="T162">printf</text:span><text:span text:style-name="T163">(</text:span><text:span text:style-name="T164">"str1 after strcat:<text:s/></text:span><text:span text:style-name="T165">%s\n</text:span><text:span text:style-name="T166">"</text:span><text:span text:style-name="T167">, str1);</text:span></text:p>
      <text:p text:style-name="P168"/>
      <text:p text:style-name="P169"><text:span text:style-name="T170">   <text:s/></text:span><text:span text:style-name="T171">// Using strlen to find the length of the string</text:span></text:p>
      <text:p text:style-name="P172"><text:span text:style-name="T173">    len<text:s/></text:span><text:span text:style-name="T174">=</text:span><text:span text:style-name="T175"><text:s/></text:span><text:span text:style-name="T176">strlen</text:span><text:span text:style-name="T177">(str1);</text:span></text:p>
      <text:p text:style-name="P178"><text:span text:style-name="T179">   <text:s/></text:span><text:span text:style-name="T180">printf</text:span><text:span text:style-name="T181">(</text:span><text:span text:style-name="T182">"Length of str1:<text:s/></text:span><text:span text:style-name="T183">%d\n</text:span><text:span text:style-name="T184">"</text:span><text:span text:style-name="T185">, len);</text:span></text:p>
      <text:p text:style-name="P186"/>
      <text:p text:style-name="P187"><text:span text:style-name="T188">   <text:s/></text:span><text:span text:style-name="T189">// Using strcmp to compare two strings</text:span></text:p>
      <text:p text:style-name="P190"><text:span text:style-name="T191">   <text:s/></text:span><text:span text:style-name="T192">strcpy</text:span><text:span text:style-name="T193">(str3,<text:s/></text:span><text:span text:style-name="T194">"Hello World"</text:span><text:span text:style-name="T195">);</text:span></text:p>
      <text:p text:style-name="P196"><text:span text:style-name="T197">    cmp<text:s/></text:span><text:span text:style-name="T198">=</text:span><text:span text:style-name="T199"><text:s/></text:span><text:span text:style-name="T200">strcmp</text:span><text:span text:style-name="T201">(str1, str3);</text:span></text:p>
      <text:p text:style-name="P202"/>
      <text:p text:style-name="P203"><text:span text:style-name="T204">   <text:s/></text:span><text:span text:style-name="T205">if</text:span><text:span text:style-name="T206"><text:s/>(cmp<text:s/></text:span><text:span text:style-name="T207">==</text:span><text:span text:style-name="T208"><text:s/></text:span><text:span text:style-name="T209">0</text:span><text:span text:style-name="T210">) {</text:span></text:p>
      <text:p text:style-name="P211"><text:span text:style-name="T212">       <text:s/></text:span><text:span text:style-name="T213">printf</text:span><text:span text:style-name="T214">(</text:span><text:span text:style-name="T215">"str1 and str3 are equal.</text:span><text:span text:style-name="T216">\n</text:span><text:span text:style-name="T217">"</text:span><text:span text:style-name="T218">);</text:span></text:p>
      <text:p text:style-name="P219"><text:span text:style-name="T220">    }<text:s/></text:span><text:span text:style-name="T221">else</text:span><text:span text:style-name="T222"><text:s/>{</text:span></text:p>
      <text:p text:style-name="P223"><text:span text:style-name="T224">       <text:s/></text:span><text:span text:style-name="T225">printf</text:span><text:span text:style-name="T226">(</text:span><text:span text:style-name="T227">"str1 and str3 are not equal.</text:span><text:span text:style-name="T228">\n</text:span><text:span text:style-name="T229">"</text:span><text:span text:style-name="T230">);</text:span></text:p>
      <text:p text:style-name="P231">    }</text:p>
      <text:p text:style-name="P232"/>
      <text:p text:style-name="P233"><text:span text:style-name="T234">   <text:s/></text:span><text:span text:style-name="T235">return</text:span><text:span text:style-name="T236"><text:s/></text:span><text:span text:style-name="T237">0</text:span><text:span text:style-name="T238">;</text:span></text:p>
      <text:p text:style-name="P239">}</text:p>
      <text:p text:style-name="P240"/>
      <text:p text:style-name="Normal"/>
      <text:p text:style-name="P241">Explanation:</text:p>
      <text:list text:style-name="LFO6" text:continue-numbering="true">
        <text:list-item>
          <text:p text:style-name="P242"><text:span text:style-name="T243">strcpy(str1, "Hello");</text:span>: Copies the string "Hello" into str1.</text:p>
        </text:list-item>
        <text:list-item>
          <text:p text:style-name="P244"><text:span text:style-name="T245">strcat(str1, " "); strcat(str1, str2);</text:span>: Concatenates a space and then the contents of str2 ("World") to str1.</text:p>
        </text:list-item>
        <text:list-item>
          <text:p text:style-name="P246"><text:span text:style-name="T247">strlen(str1);</text:span>: Calculates the length of the string str1.</text:p>
        </text:list-item>
        <text:list-item>
          <text:p text:style-name="P248"><text:span text:style-name="T249">strcmp(str1, str3);</text:span>: Compares str1 with str3. If they are identical, it returns 0.</text:p>
        </text:list-item>
      </text:list>
      <text:p text:style-name="Normal">3</text:p>
      <text:p text:style-name="Normal">A) Write a C Program to compute the sum of even numbers and the sum of odd numbers using a function.<text:s/></text:p>
      <text:p text:style-name="Normal">B) Write a C program using do while loop to add all the numbers entered by a user until user enters 0.</text:p>
      <text:p text:style-name="Normal"/>
      <text:p text:style-name="Normal">A) C Program to Compute the Sum of Even and Odd Numbers Using a Function</text:p>
      <text:p text:style-name="P250"><text:span text:style-name="T251">#include</text:span><text:span text:style-name="T252"><text:s/></text:span><text:span text:style-name="T253">&lt;stdio.h&gt;</text:span></text:p>
      <text:p text:style-name="P254"/>
      <text:p text:style-name="P255"><text:span text:style-name="T256">// Function to compute the sum of even and odd numbers</text:span></text:p>
      <text:p text:style-name="P257"><text:span text:style-name="T258">void</text:span><text:span text:style-name="T259"><text:s/></text:span><text:span text:style-name="T260">computeSums</text:span><text:span text:style-name="T261">(</text:span><text:span text:style-name="T262">int</text:span><text:span text:style-name="T263"><text:s/></text:span><text:span text:style-name="T264">arr</text:span><text:span text:style-name="T265">[]</text:span><text:span text:style-name="T266">,<text:s/></text:span><text:span text:style-name="T267">int</text:span><text:span text:style-name="T268"><text:s/></text:span><text:span text:style-name="T269">size</text:span><text:span text:style-name="T270">,<text:s/></text:span><text:span text:style-name="T271">int</text:span><text:span text:style-name="T272"><text:s/></text:span><text:span text:style-name="T273">*</text:span><text:span text:style-name="T274">evenSum</text:span><text:span text:style-name="T275">,<text:s/></text:span><text:span text:style-name="T276">int</text:span><text:span text:style-name="T277"><text:s/></text:span><text:span text:style-name="T278">*</text:span><text:span text:style-name="T279">oddSum</text:span><text:span text:style-name="T280">) {</text:span></text:p>
      <text:p text:style-name="P281"><text:span text:style-name="T282">   <text:s/></text:span><text:span text:style-name="T283">*</text:span><text:span text:style-name="T284">evenSum<text:s/></text:span><text:span text:style-name="T285">=</text:span><text:span text:style-name="T286"><text:s/></text:span><text:span text:style-name="T287">0</text:span><text:span text:style-name="T288">;</text:span></text:p>
      <text:p text:style-name="P289"><text:span text:style-name="T290">   <text:s/></text:span><text:span text:style-name="T291">*</text:span><text:span text:style-name="T292">oddSum<text:s/></text:span><text:span text:style-name="T293">=</text:span><text:span text:style-name="T294"><text:s/></text:span><text:span text:style-name="T295">0</text:span><text:span text:style-name="T296">;</text:span></text:p>
      <text:p text:style-name="P297"><text:span text:style-name="T298">   <text:s/></text:span><text:span text:style-name="T299">for</text:span><text:span text:style-name="T300">(</text:span><text:span text:style-name="T301">int</text:span><text:span text:style-name="T302"><text:s/>i<text:s/></text:span><text:span text:style-name="T303">=</text:span><text:span text:style-name="T304"><text:s/></text:span><text:span text:style-name="T305">0</text:span><text:span text:style-name="T306">; i<text:s/></text:span><text:span text:style-name="T307">&lt;</text:span><text:span text:style-name="T308"><text:s/>size; i</text:span><text:span text:style-name="T309">++</text:span><text:span text:style-name="T310">) {</text:span></text:p>
      <text:p text:style-name="P311"><text:span text:style-name="T312">       <text:s/></text:span><text:span text:style-name="T313">if</text:span><text:span text:style-name="T314">(</text:span><text:span text:style-name="T315">arr</text:span><text:span text:style-name="T316">[i]<text:s/></text:span><text:span text:style-name="T317">%</text:span><text:span text:style-name="T318"><text:s/></text:span><text:span text:style-name="T319">2</text:span><text:span text:style-name="T320"><text:s/></text:span><text:span text:style-name="T321">==</text:span><text:span text:style-name="T322"><text:s/></text:span><text:span text:style-name="T323">0</text:span><text:span text:style-name="T324">) {</text:span></text:p>
      <text:p text:style-name="P325"><text:span text:style-name="T326">           <text:s/></text:span><text:span text:style-name="T327">*</text:span><text:span text:style-name="T328">evenSum<text:s/></text:span><text:span text:style-name="T329">+=</text:span><text:span text:style-name="T330"><text:s/></text:span><text:span text:style-name="T331">arr</text:span><text:span text:style-name="T332">[i];</text:span></text:p>
      <text:p text:style-name="P333"><text:span text:style-name="T334">        }<text:s/></text:span><text:span text:style-name="T335">else</text:span><text:span text:style-name="T336"><text:s/>{</text:span></text:p>
      <text:p text:style-name="P337"><text:span text:style-name="T338">           <text:s/></text:span><text:span text:style-name="T339">*</text:span><text:span text:style-name="T340">oddSum<text:s/></text:span><text:span text:style-name="T341">+=</text:span><text:span text:style-name="T342"><text:s/></text:span><text:span text:style-name="T343">arr</text:span><text:span text:style-name="T344">[i];</text:span></text:p>
      <text:p text:style-name="P345">        }</text:p>
      <text:p text:style-name="P346">    }</text:p>
      <text:p text:style-name="P347">}</text:p>
      <text:p text:style-name="P348"/>
      <text:p text:style-name="P349"><text:span text:style-name="T350">int</text:span><text:span text:style-name="T351"><text:s/></text:span><text:span text:style-name="T352">main</text:span><text:span text:style-name="T353">() {</text:span></text:p>
      <text:p text:style-name="P354"><text:span text:style-name="T355">   <text:s/></text:span><text:span text:style-name="T356">int</text:span><text:span text:style-name="T357"><text:s/>size, evenSum, oddSum;</text:span></text:p>
      <text:p text:style-name="P358"/>
      <text:p text:style-name="P359"><text:span text:style-name="T360">   <text:s/></text:span><text:span text:style-name="T361">// Input the number of elements</text:span></text:p>
      <text:p text:style-name="P362"><text:span text:style-name="T363">   <text:s/></text:span><text:span text:style-name="T364">printf</text:span><text:span text:style-name="T365">(</text:span><text:span text:style-name="T366">"Enter the number of elements: "</text:span><text:span text:style-name="T367">);</text:span></text:p>
      <text:p text:style-name="P368"><text:span text:style-name="T369">   <text:s/></text:span><text:span text:style-name="T370">scanf</text:span><text:span text:style-name="T371">(</text:span><text:span text:style-name="T372">"</text:span><text:span text:style-name="T373">%d</text:span><text:span text:style-name="T374">"</text:span><text:span text:style-name="T375">,<text:s/></text:span><text:span text:style-name="T376">&amp;</text:span><text:span text:style-name="T377">size);</text:span></text:p>
      <text:p text:style-name="P378"/>
      <text:p text:style-name="P379"><text:span text:style-name="T380">   <text:s/></text:span><text:span text:style-name="T381">int</text:span><text:span text:style-name="T382"><text:s/></text:span><text:span text:style-name="T383">arr</text:span><text:span text:style-name="T384">[size];</text:span></text:p>
      <text:p text:style-name="P385"/>
      <text:p text:style-name="P386"><text:span text:style-name="T387">   <text:s/></text:span><text:span text:style-name="T388">// Input the elements</text:span></text:p>
      <text:p text:style-name="P389"><text:span text:style-name="T390">   <text:s/></text:span><text:span text:style-name="T391">printf</text:span><text:span text:style-name="T392">(</text:span><text:span text:style-name="T393">"Enter the elements:</text:span><text:span text:style-name="T394">\n</text:span><text:span text:style-name="T395">"</text:span><text:span text:style-name="T396">);</text:span></text:p>
      <text:p text:style-name="P397"><text:span text:style-name="T398">   <text:s/></text:span><text:span text:style-name="T399">for</text:span><text:span text:style-name="T400">(</text:span><text:span text:style-name="T401">int</text:span><text:span text:style-name="T402"><text:s/>i<text:s/></text:span><text:span text:style-name="T403">=</text:span><text:span text:style-name="T404"><text:s/></text:span><text:span text:style-name="T405">0</text:span><text:span text:style-name="T406">; i<text:s/></text:span><text:span text:style-name="T407">&lt;</text:span><text:span text:style-name="T408"><text:s/>size; i</text:span><text:span text:style-name="T409">++</text:span><text:span text:style-name="T410">) {</text:span></text:p>
      <text:p text:style-name="P411"><text:span text:style-name="T412">       <text:s/></text:span><text:span text:style-name="T413">scanf</text:span><text:span text:style-name="T414">(</text:span><text:span text:style-name="T415">"</text:span><text:span text:style-name="T416">%d</text:span><text:span text:style-name="T417">"</text:span><text:span text:style-name="T418">,<text:s/></text:span><text:span text:style-name="T419">&amp;</text:span><text:span text:style-name="T420">arr</text:span><text:span text:style-name="T421">[i]);</text:span></text:p>
      <text:p text:style-name="P422">    }</text:p>
      <text:p text:style-name="P423"/>
      <text:p text:style-name="P424"><text:span text:style-name="T425">   <text:s/></text:span><text:span text:style-name="T426">// Call function to compute sums</text:span></text:p>
      <text:p text:style-name="P427"><text:span text:style-name="T428">   <text:s/></text:span><text:span text:style-name="T429">computeSums</text:span><text:span text:style-name="T430">(arr, size,<text:s/></text:span><text:span text:style-name="T431">&amp;</text:span><text:span text:style-name="T432">evenSum,<text:s/></text:span><text:span text:style-name="T433">&amp;</text:span><text:span text:style-name="T434">oddSum);</text:span></text:p>
      <text:p text:style-name="P435"/>
      <text:p text:style-name="P436"><text:span text:style-name="T437">   <text:s/></text:span><text:span text:style-name="T438">// Output the results</text:span></text:p>
      <text:p text:style-name="P439"><text:span text:style-name="T440">   <text:s/></text:span><text:span text:style-name="T441">printf</text:span><text:span text:style-name="T442">(</text:span><text:span text:style-name="T443">"Sum of even numbers:<text:s/></text:span><text:span text:style-name="T444">%d\n</text:span><text:span text:style-name="T445">"</text:span><text:span text:style-name="T446">, evenSum);</text:span></text:p>
      <text:p text:style-name="P447"><text:span text:style-name="T448">   <text:s/></text:span><text:span text:style-name="T449">printf</text:span><text:span text:style-name="T450">(</text:span><text:span text:style-name="T451">"Sum of odd numbers:<text:s/></text:span><text:span text:style-name="T452">%d\n</text:span><text:span text:style-name="T453">"</text:span><text:span text:style-name="T454">, oddSum);</text:span></text:p>
      <text:p text:style-name="P455"/>
      <text:p text:style-name="P456"><text:span text:style-name="T457">   <text:s/></text:span><text:span text:style-name="T458">return</text:span><text:span text:style-name="T459"><text:s/></text:span><text:span text:style-name="T460">0</text:span><text:span text:style-name="T461">;</text:span></text:p>
      <text:p text:style-name="P462">}</text:p>
      <text:p text:style-name="P463"/>
      <text:p text:style-name="P464">Explanation:</text:p>
      <text:list text:style-name="LFO7" text:continue-numbering="true">
        <text:list-item>
          <text:p text:style-name="P465"><text:span text:style-name="T466">computeSums(int arr[], int size, int *evenSum, int *oddSum)</text:span>: This function takes an array and its size, then computes the sum of even and odd numbers, storing the results in the variables evenSum and oddSum.</text:p>
        </text:list-item>
        <text:list-item>
          <text:p text:style-name="P467"><text:span text:style-name="T468">*evenSum += arr[i];</text:span>: Adds the current even number to evenSum.</text:p>
        </text:list-item>
        <text:list-item>
          <text:p text:style-name="P469"><text:span text:style-name="T470">*oddSum += arr[i];</text:span>: Adds the current odd number to oddSum.</text:p>
        </text:list-item>
      </text:list>
      <text:p text:style-name="Normal">B) C Program Using do-while Loop to Add All Numbers Until User Enters 0</text:p>
      <text:p text:style-name="P471"><text:span text:style-name="T472">#include</text:span><text:span text:style-name="T473"><text:s/></text:span><text:span text:style-name="T474">&lt;stdio.h&gt;</text:span></text:p>
      <text:p text:style-name="P475"/>
      <text:p text:style-name="P476"><text:span text:style-name="T477">int</text:span><text:span text:style-name="T478"><text:s/></text:span><text:span text:style-name="T479">main</text:span><text:span text:style-name="T480">() {</text:span></text:p>
      <text:p text:style-name="P481"><text:span text:style-name="T482">   <text:s/></text:span><text:span text:style-name="T483">int</text:span><text:span text:style-name="T484"><text:s/>num, sum<text:s/></text:span><text:span text:style-name="T485">=</text:span><text:span text:style-name="T486"><text:s/></text:span><text:span text:style-name="T487">0</text:span><text:span text:style-name="T488">;</text:span></text:p>
      <text:p text:style-name="P489"/>
      <text:p text:style-name="P490"><text:span text:style-name="T491">   <text:s/></text:span><text:span text:style-name="T492">// Using do-while loop to add numbers until user enters 0</text:span></text:p>
      <text:p text:style-name="P493"><text:span text:style-name="T494">   <text:s/></text:span><text:span text:style-name="T495">do</text:span><text:span text:style-name="T496"><text:s/>{</text:span></text:p>
      <text:p text:style-name="P497"><text:span text:style-name="T498">       <text:s/></text:span><text:span text:style-name="T499">printf</text:span><text:span text:style-name="T500">(</text:span><text:span text:style-name="T501">"Enter a number (0 to stop): "</text:span><text:span text:style-name="T502">);</text:span></text:p>
      <text:p text:style-name="P503"><text:span text:style-name="T504">       <text:s/></text:span><text:span text:style-name="T505">scanf</text:span><text:span text:style-name="T506">(</text:span><text:span text:style-name="T507">"</text:span><text:span text:style-name="T508">%d</text:span><text:span text:style-name="T509">"</text:span><text:span text:style-name="T510">,<text:s/></text:span><text:span text:style-name="T511">&amp;</text:span><text:span text:style-name="T512">num);</text:span></text:p>
      <text:p text:style-name="P513"><text:span text:style-name="T514">        sum<text:s/></text:span><text:span text:style-name="T515">+=</text:span><text:span text:style-name="T516"><text:s/>num;</text:span></text:p>
      <text:p text:style-name="P517"><text:span text:style-name="T518">    }<text:s/></text:span><text:span text:style-name="T519">while</text:span><text:span text:style-name="T520">(num<text:s/></text:span><text:span text:style-name="T521">!=</text:span><text:span text:style-name="T522"><text:s/></text:span><text:span text:style-name="T523">0</text:span><text:span text:style-name="T524">);</text:span></text:p>
      <text:p text:style-name="P525"/>
      <text:p text:style-name="P526"><text:span text:style-name="T527">   <text:s/></text:span><text:span text:style-name="T528">// Output the total sum</text:span></text:p>
      <text:p text:style-name="P529"><text:span text:style-name="T530">   <text:s/></text:span><text:span text:style-name="T531">printf</text:span><text:span text:style-name="T532">(</text:span><text:span text:style-name="T533">"Total sum:<text:s/></text:span><text:span text:style-name="T534">%d\n</text:span><text:span text:style-name="T535">"</text:span><text:span text:style-name="T536">, sum);</text:span></text:p>
      <text:p text:style-name="P537"/>
      <text:p text:style-name="P538"><text:span text:style-name="T539">   <text:s/></text:span><text:span text:style-name="T540">return</text:span><text:span text:style-name="T541"><text:s/></text:span><text:span text:style-name="T542">0</text:span><text:span text:style-name="T543">;</text:span></text:p>
      <text:p text:style-name="P544">}</text:p>
      <text:p text:style-name="P545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2" style:family="text">
      <style:text-properties style:font-name="Courier New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wema Rwema Dominique</meta:initial-creator>
    <dc:creator>Rwema Rwema Dominique</dc:creator>
    <meta:creation-date>2024-08-17T18:39:00Z</meta:creation-date>
    <dc:date>2024-08-17T18:57:00Z</dc:date>
    <meta:template xlink:href="Normal" xlink:type="simple"/>
    <meta:editing-cycles>17</meta:editing-cycles>
    <meta:editing-duration>PT1380S</meta:editing-duration>
    <meta:document-statistic meta:page-count="5" meta:paragraph-count="10" meta:word-count="811" meta:character-count="5425" meta:row-count="38" meta:non-whitespace-character-count="4624"/>
  </office:meta>
</office:document-meta>
</file>